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23.6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Timelister alpha</text:p>
          </table:table-cell>
          <table:covered-table-cell table:number-columns-repeated="2" table:style-name="ce2"/>
        </table:table-row>
        <table:table-row table:style-name="ro1">
          <table:table-cell/>
          <table:table-cell office:value-type="string" calcext:value-type="string">
            <text:p>Ola W.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Ola K</text:p>
          </table:table-cell>
        </table:table-row>
        <table:table-row table:style-name="ro1">
          <table:table-cell office:value-type="string" calcext:value-type="string">
            <text:p>Utvikling av API-wrapper (11.sep – 14.sep)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amarbeid planlegging, sette opp git repo, arb.fordeling osv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iskusjon/samarbeid/etc (gruppemøter)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ppsett av recyclerview og adapter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bar design/funksjonalitet m/fragments+toolbar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loating action button meny</text:p>
          </table:table-cell>
          <table:table-cell/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Samarbeid for å få recyclerviewadapter og fragments inn I navbar</text:p>
          </table:table-cell>
          <table:table-cell table:number-columns-repeated="2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Utvikling av AddActivity – integrering av API-wrapper (hente ut info)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å AddActivity til å snakke med recyclerview o.l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olish av recyclerview (riktig implementasjon) mtp AddActivit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ammenlagt timeantall per pers.</text:p>
          </table:table-cell>
          <table:table-cell table:formula="of:=SUM([.B6:.B19])" office:value-type="float" office:value="17.5" calcext:value-type="float">
            <text:p>17.5</text:p>
          </table:table-cell>
          <table:table-cell table:formula="of:=SUM([.C6:.C12])" office:value-type="float" office:value="15.5" calcext:value-type="float">
            <text:p>15.5</text:p>
          </table:table-cell>
          <table:table-cell table:formula="of:=SUM([.D6:.D19])" office:value-type="float" office:value="21" calcext:value-type="float">
            <text:p>21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Timelister beta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Ola W.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Ola K</text:p>
          </table:table-cell>
        </table:table-row>
        <table:table-row table:style-name="ro1">
          <table:table-cell office:value-type="string" calcext:value-type="string">
            <text:p>Bytte ut lister med én uniform liste m.m (se git commits)</text:p>
          </table:table-cell>
          <table:table-cell table:number-columns-repeated="2"/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Legge til funksjonalitet som laster inn info fra lister I AddActivity (m.m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8">00/00/0000</text:date>, <text:time style:data-style-name="N2" text:time-value="05:29:27.1323058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5:59:58.902413335</meta:creation-date>
    <dc:date>2018-10-28T05:32:02.251657564</dc:date>
    <meta:editing-duration>PT3M58S</meta:editing-duration>
    <meta:editing-cycles>2</meta:editing-cycles>
    <meta:generator>LibreOffice/6.1.0.3$Linux_X86_64 LibreOffice_project/10$Build-3</meta:generator>
    <meta:document-statistic meta:table-count="1" meta:cell-count="43" meta:object-count="0"/>
  </office:meta>
</office:document-meta>
</file>